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Y&quot;" style:apply-style-name="Good" style:base-cell-address="Sheet1.B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Instruction/Feature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ALU test</text:p>
          </table:table-cell>
        </table:table-row>
        <table:table-row table:style-name="ro2">
          <table:table-cell office:value-type="string" calcext:value-type="string">
            <text:p>ADD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DDI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NDI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UIPC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BEQ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BGE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BGEU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BLT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BLTU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BNE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BREA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CA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EN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L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B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H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I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LW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R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ORI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L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LLI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LT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LTI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LTI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TU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RA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RAI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RL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RLI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UB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OR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XORI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2" table:number-rows-repeated="1048534">
          <table:table-cell table:number-columns-repeated="3"/>
        </table:table-row>
        <table:table-row table:style-name="ro2">
          <table:table-cell table:number-columns-repeated="3"/>
        </table:table-row>
        <calcext:conditional-formats>
          <calcext:conditional-format calcext:target-range-address="Sheet1.B1:Sheet1.C1048576">
            <calcext:condition calcext:apply-style-name="Good" calcext:value="=&quot;Y&quot;" calcext:base-cell-address="Sheet1.B1"/>
          </calcext:conditional-format>
        </calcext:conditional-formats>
      </table:table>
      <table:named-expressions/>
      <table:database-ranges>
        <table:database-range table:name="Instruction_Feature" table:target-range-address="Sheet1.A1:Sheet1.A1048576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1:06:44.730280843</meta:creation-date>
    <dc:date>2023-09-17T16:40:31.797167969</dc:date>
    <meta:editing-duration>PT5H33M46S</meta:editing-duration>
    <meta:editing-cycles>2</meta:editing-cycles>
    <meta:generator>LibreOffice/7.6.1.2$Linux_X86_64 LibreOffice_project/60$Build-2</meta:generator>
    <meta:document-statistic meta:table-count="1" meta:cell-count="94" meta:object-count="0"/>
  </office:meta>
</office:document-meta>
</file>